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Gentium Book Basic" svg:font-family="'Gentium Book Basic'"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s" style:family="table">
      <style:table-properties style:width="2.5458in" table:align="left"/>
    </style:style>
    <style:style style:name="Stats.A" style:family="table-column">
      <style:table-column-properties style:column-width="0.4243in"/>
    </style:style>
    <style:style style:name="Stats.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Stats.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Stats.F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Stats.A2" style:family="table-cell" style:data-style-name="N100">
      <style:table-cell-properties fo:background-color="#ffffff" fo:padding="0in" fo:border-left="0.0139in solid #800000" fo:border-right="none" fo:border-top="none" fo:border-bottom="0.0007in solid #800000">
        <style:background-image/>
      </style:table-cell-properties>
    </style:style>
    <style:style style:name="Stats.B2" style:family="table-cell" style:data-style-name="N100">
      <style:table-cell-properties fo:background-color="#ffffff" fo:padding="0in" fo:border-left="0.0007in solid #800000" fo:border-right="none" fo:border-top="none" fo:border-bottom="0.0007in solid #800000">
        <style:background-image/>
      </style:table-cell-properties>
    </style:style>
    <style:style style:name="Stats.C2" style:family="table-cell" style:data-style-name="N100">
      <style:table-cell-properties fo:background-color="transparent" fo:padding="0in" fo:border-left="0.0007in solid #800000" fo:border-right="none" fo:border-top="none" fo:border-bottom="0.0007in solid #800000">
        <style:background-image/>
      </style:table-cell-properties>
    </style:style>
    <style:style style:name="Stats.F2" style:family="table-cell" style:data-style-name="N100">
      <style:table-cell-properties fo:background-color="transparent" fo:padding="0in" fo:border-left="0.0007in solid #800000" fo:border-right="0.0139in solid #800000" fo:border-top="none" fo:border-bottom="0.0007in solid #800000">
        <style:background-image/>
      </style:table-cell-properties>
    </style:style>
    <style:style style:name="Stats.A3"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Stats.B3" style:family="table-cell" style:data-style-name="N100">
      <style:table-cell-properties fo:background-color="#ffffff" fo:padding="0in" fo:border-left="0.0007in solid #800000" fo:border-right="none" fo:border-top="none" fo:border-bottom="0.0139in solid #800000">
        <style:background-image/>
      </style:table-cell-properties>
    </style:style>
    <style:style style:name="Stats.C3" style:family="table-cell" style:data-style-name="N100">
      <style:table-cell-properties fo:background-color="transparent" fo:padding="0in" fo:border-left="0.0007in solid #800000" fo:border-right="none" fo:border-top="none" fo:border-bottom="0.0139in solid #800000">
        <style:background-image/>
      </style:table-cell-properties>
    </style:style>
    <style:style style:name="Stats.F3"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Stats2" style:family="table">
      <style:table-properties style:width="2.5486in" table:align="left"/>
    </style:style>
    <style:style style:name="Stats2.A" style:family="table-column">
      <style:table-column-properties style:column-width="0.5097in"/>
    </style:style>
    <style:style style:name="Stats2.1" style:family="table-row">
      <style:table-row-properties style:min-row-height="0.2056in"/>
    </style:style>
    <style:style style:name="Stats2.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Stats2.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Stats2.E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Stats2.A2"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Stats2.B2" style:family="table-cell" style:data-style-name="N100">
      <style:table-cell-properties fo:background-color="transparent" fo:padding="0in" fo:border-left="0.0007in solid #800000" fo:border-right="none" fo:border-top="none" fo:border-bottom="0.0139in solid #800000">
        <style:background-image/>
      </style:table-cell-properties>
    </style:style>
    <style:style style:name="Stats2.E2"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Table2" style:family="table">
      <style:table-properties style:width="3.4132in" table:align="left"/>
    </style:style>
    <style:style style:name="Table2.A" style:family="table-column">
      <style:table-column-properties style:column-width="0.6826in"/>
    </style:style>
    <style:style style:name="Table2.A1" style:family="table-cell">
      <style:table-cell-properties fo:background-color="#b84747" fo:padding="0in" fo:border-left="0.0139in solid #800000" fo:border-right="0.0007in solid #800000" fo:border-top="0.0139in solid #800000" fo:border-bottom="0.0007in solid #800000">
        <style:background-image/>
      </style:table-cell-properties>
    </style:style>
    <style:style style:name="Table2.B1" style:family="table-cell">
      <style:table-cell-properties fo:background-color="#b84747" fo:padding="0in" fo:border-left="none" fo:border-right="0.0007in solid #800000" fo:border-top="0.0139in solid #800000" fo:border-bottom="0.0007in solid #800000">
        <style:background-image/>
      </style:table-cell-properties>
    </style:style>
    <style:style style:name="Table2.C1" style:family="table-cell">
      <style:table-cell-properties fo:background-color="#b84747" fo:padding="0in" fo:border-left="0.0007in solid #800000" fo:border-right="0.0139in solid #800000" fo:border-top="0.0139in solid #800000" fo:border-bottom="0.0007in solid #800000">
        <style:background-image/>
      </style:table-cell-properties>
    </style:style>
    <style:style style:name="Table2.A2" style:family="table-cell">
      <style:table-cell-properties fo:background-color="#ffffff" fo:padding="0in" fo:border-left="0.0139in solid #800000" fo:border-right="0.0007in solid #800000" fo:border-top="0.0007in solid #800000" fo:border-bottom="0.0139in solid #800000">
        <style:background-image/>
      </style:table-cell-properties>
    </style:style>
    <style:style style:name="Table2.B2" style:family="table-cell">
      <style:table-cell-properties fo:background-color="#ffffff" fo:padding="0in" fo:border-left="none" fo:border-right="0.0007in solid #800000" fo:border-top="0.0007in solid #800000" fo:border-bottom="0.0139in solid #800000">
        <style:background-image/>
      </style:table-cell-properties>
    </style:style>
    <style:style style:name="Table2.C2" style:family="table-cell">
      <style:table-cell-properties fo:background-color="#000000" fo:padding="0in" fo:border-left="none" fo:border-right="0.0007in solid #800000" fo:border-top="0.0007in solid #800000" fo:border-bottom="0.0139in solid #800000">
        <style:background-image/>
      </style:table-cell-properties>
    </style:style>
    <style:style style:name="Table2.E2" style:family="table-cell">
      <style:table-cell-properties fo:background-color="#666666" fo:padding="0in" fo:border-left="0.0007in solid #800000" fo:border-right="0.0139in solid #800000" fo:border-top="0.0007in solid #800000" fo:border-bottom="0.0139in solid #800000">
        <style:background-image/>
      </style:table-cell-properties>
    </style:style>
    <style:style style:name="Load" style:family="table">
      <style:table-properties style:width="6.8188in" table:align="left"/>
    </style:style>
    <style:style style:name="Load.A" style:family="table-column">
      <style:table-column-properties style:column-width="2.2729in"/>
    </style:style>
    <style:style style:name="Load.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Load.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Load.C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Load.A2"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Load.B2" style:family="table-cell" style:data-style-name="N100">
      <style:table-cell-properties fo:background-color="#ffffff" fo:padding="0in" fo:border-left="0.0007in solid #800000" fo:border-right="none" fo:border-top="none" fo:border-bottom="0.0139in solid #800000">
        <style:background-image/>
      </style:table-cell-properties>
    </style:style>
    <style:style style:name="Load.C2"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Table1" style:family="table">
      <style:table-properties style:width="4.5354in" table:align="left" style:may-break-between-rows="false"/>
    </style:style>
    <style:style style:name="Table1.A" style:family="table-column">
      <style:table-column-properties style:column-width="1.5118in"/>
    </style:style>
    <style:style style:name="Table1.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Table1.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Table1.C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Table1.A2"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Table1.B2" style:family="table-cell" style:data-style-name="N100">
      <style:table-cell-properties fo:background-color="#ffffff" fo:padding="0in" fo:border-left="0.0007in solid #800000" fo:border-right="none" fo:border-top="none" fo:border-bottom="0.0139in solid #800000">
        <style:background-image/>
      </style:table-cell-properties>
    </style:style>
    <style:style style:name="Table1.C2"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Table4" style:family="table">
      <style:table-properties style:width="3.2938in" table:align="left" style:may-break-between-rows="false"/>
    </style:style>
    <style:style style:name="Table4.A" style:family="table-column">
      <style:table-column-properties style:column-width="1.0979in"/>
    </style:style>
    <style:style style:name="Table4.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Table4.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Table4.C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Table4.A2"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Table4.B2" style:family="table-cell" style:data-style-name="N100">
      <style:table-cell-properties fo:background-color="#ffffff" fo:padding="0in" fo:border-left="0.0007in solid #800000" fo:border-right="none" fo:border-top="none" fo:border-bottom="0.0139in solid #800000">
        <style:background-image/>
      </style:table-cell-properties>
    </style:style>
    <style:style style:name="Table4.C2"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Qualities" style:family="table">
      <style:table-properties style:width="8.3in" style:rel-width="100%" table:align="center" style:may-break-between-rows="false"/>
    </style:style>
    <style:style style:name="Qualities.A" style:family="table-column">
      <style:table-column-properties style:column-width="1.7139in" style:rel-column-width="2468*"/>
    </style:style>
    <style:style style:name="Qualities.B" style:family="table-column">
      <style:table-column-properties style:column-width="0.3639in" style:rel-column-width="524*"/>
    </style:style>
    <style:style style:name="Qualities.C" style:family="table-column">
      <style:table-column-properties style:column-width="6.2222in" style:rel-column-width="8960*"/>
    </style:style>
    <style:style style:name="Qualities.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Qualities.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Qualities.C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Qualities.A2" style:family="table-cell" style:data-style-name="N100">
      <style:table-cell-properties style:vertical-align="middle" fo:background-color="#ffffff" fo:padding="0in" fo:border-left="0.0139in solid #800000" fo:border-right="none" fo:border-top="none" fo:border-bottom="0.0007in solid #800000">
        <style:background-image/>
      </style:table-cell-properties>
    </style:style>
    <style:style style:name="Qualities.B2" style:family="table-cell" style:data-style-name="N100">
      <style:table-cell-properties style:vertical-align="middle" fo:background-color="#ffffff" fo:padding="0in" fo:border-left="0.0007in solid #800000" fo:border-right="none" fo:border-top="none" fo:border-bottom="0.0007in solid #800000">
        <style:background-image/>
      </style:table-cell-properties>
    </style:style>
    <style:style style:name="Qualities.C2" style:family="table-cell" style:data-style-name="N100">
      <style:table-cell-properties fo:background-color="transparent" fo:padding="0in" fo:border-left="0.0007in solid #800000" fo:border-right="0.0139in solid #800000" fo:border-top="none" fo:border-bottom="0.0007in solid #800000">
        <style:background-image/>
      </style:table-cell-properties>
    </style:style>
    <style:style style:name="Qualities.A11" style:family="table-cell" style:data-style-name="N100">
      <style:table-cell-properties style:vertical-align="middle" fo:background-color="#ffffff" fo:padding="0in" fo:border-left="0.0139in solid #800000" fo:border-right="none" fo:border-top="none" fo:border-bottom="0.0139in solid #800000">
        <style:background-image/>
      </style:table-cell-properties>
    </style:style>
    <style:style style:name="Qualities.B11" style:family="table-cell" style:data-style-name="N100">
      <style:table-cell-properties style:vertical-align="middle" fo:background-color="#ffffff" fo:padding="0in" fo:border-left="0.0007in solid #800000" fo:border-right="none" fo:border-top="none" fo:border-bottom="0.0139in solid #800000">
        <style:background-image/>
      </style:table-cell-properties>
    </style:style>
    <style:style style:name="Qualities.C11"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Skills" style:family="table" style:master-page-name="">
      <style:table-properties style:width="2.0611in" fo:margin-left="0.5in" style:page-number="auto" fo:break-before="auto" fo:break-after="auto" table:align="left" fo:background-color="transparent" fo:keep-with-next="auto" style:may-break-between-rows="true" style:writing-mode="page">
        <style:background-image/>
      </style:table-properties>
    </style:style>
    <style:style style:name="Skills.A" style:family="table-column">
      <style:table-column-properties style:column-width="1.8215in"/>
    </style:style>
    <style:style style:name="Skills.B" style:family="table-column">
      <style:table-column-properties style:column-width="0.2396in"/>
    </style:style>
    <style:style style:name="Skills.1" style:family="table-row">
      <style:table-row-properties fo:background-color="transparent" style:keep-together="true" fo:keep-together="auto">
        <style:background-image/>
      </style:table-row-properties>
    </style:style>
    <style:style style:name="Skills.A1" style:family="table-cell">
      <style:table-cell-properties style:vertical-align="" fo:background-color="#b84747" fo:padding="0in" fo:border-left="0.0139in solid #800000" fo:border-right="none" fo:border-top="0.0139in solid #800000" fo:border-bottom="0.0007in solid #800000" style:writing-mode="page">
        <style:background-image/>
      </style:table-cell-properties>
    </style:style>
    <style:style style:name="Skills.B1" style:family="table-cell" style:data-style-name="N0">
      <style:table-cell-properties fo:background-color="transparent" fo:padding="0in" fo:border-left="0.0139in solid #800000" fo:border-right="0.0139in solid #800000" fo:border-top="0.0139in solid #800000" fo:border-bottom="0.0007in solid #800000">
        <style:background-image/>
      </style:table-cell-properties>
    </style:style>
    <style:style style:name="Skills.A2" style:family="table-cell">
      <style:table-cell-properties style:vertical-align="" fo:background-color="#b84747" fo:padding="0in" fo:border-left="0.0139in solid #800000" fo:border-right="none" fo:border-top="none" fo:border-bottom="0.0007in solid #800000" style:writing-mode="page">
        <style:background-image/>
      </style:table-cell-properties>
    </style:style>
    <style:style style:name="Skills.B2" style:family="table-cell" style:data-style-name="N0">
      <style:table-cell-properties fo:background-color="transparent" fo:padding="0in" fo:border-left="0.0139in solid #800000" fo:border-right="0.0139in solid #800000" fo:border-top="none" fo:border-bottom="0.0007in solid #800000">
        <style:background-image/>
      </style:table-cell-properties>
    </style:style>
    <style:style style:name="Skills.A8" style:family="table-cell">
      <style:table-cell-properties style:vertical-align="" fo:background-color="#b84747" fo:padding="0in" fo:border-left="0.0139in solid #800000" fo:border-right="none" fo:border-top="none" fo:border-bottom="0.0139in solid #800000" style:writing-mode="page">
        <style:background-image/>
      </style:table-cell-properties>
    </style:style>
    <style:style style:name="Skills.B8" style:family="table-cell" style:data-style-name="N0">
      <style:table-cell-properties fo:background-color="transparent" fo:padding="0in" fo:border-left="0.0139in solid #800000" fo:border-right="0.0139in solid #800000" fo:border-top="none" fo:border-bottom="0.0139in solid #800000">
        <style:background-image/>
      </style:table-cell-properties>
    </style:style>
    <style:style style:name="Spellstable" style:family="table">
      <style:table-properties style:width="1.4701in" fo:margin-left="0.5in" table:align="left"/>
    </style:style>
    <style:style style:name="Spellstable.A" style:family="table-column">
      <style:table-column-properties style:column-width="0.5965in"/>
    </style:style>
    <style:style style:name="Spellstable.B" style:family="table-column">
      <style:table-column-properties style:column-width="0.175in"/>
    </style:style>
    <style:style style:name="Spellstable.C" style:family="table-column">
      <style:table-column-properties style:column-width="0.1743in"/>
    </style:style>
    <style:style style:name="Spellstable.A1" style:family="table-cell">
      <style:table-cell-properties fo:background-color="#b84747" fo:padding="0in" fo:border-left="0.0139in solid #800000" fo:border-right="0.0007in solid #800000" fo:border-top="0.0139in solid #800000" fo:border-bottom="0.0007in solid #800000">
        <style:background-image/>
      </style:table-cell-properties>
    </style:style>
    <style:style style:name="Spellstable.B1" style:family="table-cell" style:data-style-name="N0">
      <style:table-cell-properties fo:background-color="#b84747" fo:padding="0in" fo:border-left="none" fo:border-right="0.0007in solid #800000" fo:border-top="0.0139in solid #800000" fo:border-bottom="0.0007in solid #800000">
        <style:background-image/>
      </style:table-cell-properties>
    </style:style>
    <style:style style:name="Spellstable.F1" style:family="table-cell" style:data-style-name="N0">
      <style:table-cell-properties fo:background-color="#b84747" fo:padding="0in" fo:border-left="0.0007in solid #800000" fo:border-right="0.0139in solid #800000" fo:border-top="0.0139in solid #800000" fo:border-bottom="0.0007in solid #800000">
        <style:background-image/>
      </style:table-cell-properties>
    </style:style>
    <style:style style:name="Spellstable.A2" style:family="table-cell">
      <style:table-cell-properties fo:background-color="#eb613d" fo:padding="0in" fo:border-left="0.0139in solid #800000" fo:border-right="0.0007in solid #800000" fo:border-top="none" fo:border-bottom="0.0007in solid #800000">
        <style:background-image/>
      </style:table-cell-properties>
    </style:style>
    <style:style style:name="Spellstable.B2" style:family="table-cell" style:data-style-name="N0">
      <style:table-cell-properties fo:background-color="#ffffff" fo:padding="0in" fo:border-left="none" fo:border-right="0.0007in solid #800000" fo:border-top="none" fo:border-bottom="0.0007in solid #800000">
        <style:background-image/>
      </style:table-cell-properties>
    </style:style>
    <style:style style:name="Spellstable.F2" style:family="table-cell" style:data-style-name="N0">
      <style:table-cell-properties fo:background-color="transparent" fo:padding="0in" fo:border-left="0.0007in solid #800000" fo:border-right="0.0139in solid #800000" fo:border-top="none" fo:border-bottom="0.0007in solid #800000">
        <style:background-image/>
      </style:table-cell-properties>
    </style:style>
    <style:style style:name="Spellstable.A3" style:family="table-cell">
      <style:table-cell-properties fo:background-color="#eb613d" fo:padding="0in" fo:border-left="0.0139in solid #800000" fo:border-right="0.0007in solid #800000" fo:border-top="0.0007in solid #800000" fo:border-bottom="0.0139in solid #800000">
        <style:background-image/>
      </style:table-cell-properties>
    </style:style>
    <style:style style:name="Spellstable.B3" style:family="table-cell" style:data-style-name="N0">
      <style:table-cell-properties fo:background-color="#ffffff" fo:padding="0in" fo:border-left="none" fo:border-right="0.0007in solid #800000" fo:border-top="0.0007in solid #800000" fo:border-bottom="0.0139in solid #800000">
        <style:background-image/>
      </style:table-cell-properties>
    </style:style>
    <style:style style:name="Spellstable.F3" style:family="table-cell" style:data-style-name="N0">
      <style:table-cell-properties fo:background-color="transparent" fo:padding="0in" fo:border-left="0.0007in solid #800000" fo:border-right="0.0139in solid #800000" fo:border-top="0.0007in solid #800000" fo:border-bottom="0.0139in solid #800000">
        <style:background-image/>
      </style:table-cell-properties>
    </style:style>
    <style:style style:name="Table5" style:family="table">
      <style:table-properties style:width="2.5444in" table:align="left"/>
    </style:style>
    <style:style style:name="Table5.A" style:family="table-column">
      <style:table-column-properties style:column-width="0.4104in"/>
    </style:style>
    <style:style style:name="Table5.B" style:family="table-column">
      <style:table-column-properties style:column-width="0.4382in"/>
    </style:style>
    <style:style style:name="Table5.C" style:family="table-column">
      <style:table-column-properties style:column-width="0.4243in"/>
    </style:style>
    <style:style style:name="Table5.F" style:family="table-column">
      <style:table-column-properties style:column-width="0.4229in"/>
    </style:style>
    <style:style style:name="Table5.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Table5.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Table5.F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Table5.A2" style:family="table-cell" style:data-style-name="N100">
      <style:table-cell-properties fo:background-color="#ffffff" fo:padding="0in" fo:border-left="0.0139in solid #800000" fo:border-right="none" fo:border-top="none" fo:border-bottom="0.0007in solid #800000">
        <style:background-image/>
      </style:table-cell-properties>
    </style:style>
    <style:style style:name="Table5.B2" style:family="table-cell" style:data-style-name="N100">
      <style:table-cell-properties fo:background-color="#ffffff" fo:padding="0in" fo:border-left="0.0007in solid #800000" fo:border-right="none" fo:border-top="none" fo:border-bottom="0.0007in solid #800000">
        <style:background-image/>
      </style:table-cell-properties>
    </style:style>
    <style:style style:name="Table5.C2" style:family="table-cell" style:data-style-name="N100">
      <style:table-cell-properties fo:background-color="transparent" fo:padding="0in" fo:border-left="0.0007in solid #800000" fo:border-right="none" fo:border-top="none" fo:border-bottom="0.0007in solid #800000">
        <style:background-image/>
      </style:table-cell-properties>
    </style:style>
    <style:style style:name="Table5.F2" style:family="table-cell" style:data-style-name="N100">
      <style:table-cell-properties fo:background-color="transparent" fo:padding="0in" fo:border-left="0.0007in solid #800000" fo:border-right="0.0139in solid #800000" fo:border-top="none" fo:border-bottom="0.0007in solid #800000">
        <style:background-image/>
      </style:table-cell-properties>
    </style:style>
    <style:style style:name="Table5.A3"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Table5.B3" style:family="table-cell" style:data-style-name="N100">
      <style:table-cell-properties fo:background-color="#ffffff" fo:padding="0in" fo:border-left="0.0007in solid #800000" fo:border-right="none" fo:border-top="none" fo:border-bottom="0.0139in solid #800000">
        <style:background-image/>
      </style:table-cell-properties>
    </style:style>
    <style:style style:name="Table5.C3" style:family="table-cell" style:data-style-name="N100">
      <style:table-cell-properties fo:background-color="transparent" fo:padding="0in" fo:border-left="0.0007in solid #800000" fo:border-right="none" fo:border-top="none" fo:border-bottom="0.0139in solid #800000">
        <style:background-image/>
      </style:table-cell-properties>
    </style:style>
    <style:style style:name="Table5.F3"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Table6" style:family="table">
      <style:table-properties style:width="2.5438in" table:align="left"/>
    </style:style>
    <style:style style:name="Table6.A" style:family="table-column">
      <style:table-column-properties style:column-width="0.8479in"/>
    </style:style>
    <style:style style:name="Table6.1" style:family="table-row">
      <style:table-row-properties style:min-row-height="0.2056in"/>
    </style:style>
    <style:style style:name="Table6.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Table6.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Table6.C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Table6.A2"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Table6.B2" style:family="table-cell" style:data-style-name="N100">
      <style:table-cell-properties fo:background-color="transparent" fo:padding="0in" fo:border-left="0.0007in solid #800000" fo:border-right="none" fo:border-top="none" fo:border-bottom="0.0139in solid #800000">
        <style:background-image/>
      </style:table-cell-properties>
    </style:style>
    <style:style style:name="Table6.C2"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Saves" style:family="table">
      <style:table-properties style:width="2.5438in" table:align="left"/>
    </style:style>
    <style:style style:name="Saves.A" style:family="table-column">
      <style:table-column-properties style:column-width="0.8479in"/>
    </style:style>
    <style:style style:name="Saves.A1" style:family="table-cell" style:data-style-name="N100">
      <style:table-cell-properties fo:background-color="#b84747" fo:padding="0in" fo:border-left="0.0139in solid #800000" fo:border-right="none" fo:border-top="0.0139in solid #800000" fo:border-bottom="0.0139in solid #800000">
        <style:background-image/>
      </style:table-cell-properties>
    </style:style>
    <style:style style:name="Saves.B1" style:family="table-cell" style:data-style-name="N100">
      <style:table-cell-properties fo:background-color="#b84747" fo:padding="0in" fo:border-left="0.0007in solid #800000" fo:border-right="none" fo:border-top="0.0139in solid #800000" fo:border-bottom="0.0139in solid #800000">
        <style:background-image/>
      </style:table-cell-properties>
    </style:style>
    <style:style style:name="Saves.C1" style:family="table-cell" style:data-style-name="N100">
      <style:table-cell-properties fo:background-color="#b84747" fo:padding="0in" fo:border-left="0.0007in solid #800000" fo:border-right="0.0139in solid #800000" fo:border-top="0.0139in solid #800000" fo:border-bottom="0.0139in solid #800000">
        <style:background-image/>
      </style:table-cell-properties>
    </style:style>
    <style:style style:name="Saves.A2"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Saves.B2" style:family="table-cell" style:data-style-name="N100">
      <style:table-cell-properties fo:background-color="#ffffff" fo:padding="0in" fo:border-left="0.0007in solid #800000" fo:border-right="none" fo:border-top="none" fo:border-bottom="0.0139in solid #800000">
        <style:background-image/>
      </style:table-cell-properties>
    </style:style>
    <style:style style:name="Saves.C2"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Thaneskills" style:family="table">
      <style:table-properties style:width="2.5444in" table:align="left" style:may-break-between-rows="false"/>
    </style:style>
    <style:style style:name="Thaneskills.A" style:family="table-column">
      <style:table-column-properties style:column-width="1.2722in"/>
    </style:style>
    <style:style style:name="Thaneskills.A1" style:family="table-cell" style:data-style-name="N100">
      <style:table-cell-properties fo:background-color="#b84747" fo:padding="0in" fo:border="0.0139in solid #800000">
        <style:background-image/>
      </style:table-cell-properties>
    </style:style>
    <style:style style:name="Thaneskills.A2" style:family="table-cell" style:data-style-name="N100">
      <style:table-cell-properties fo:background-color="#ffffff" fo:padding="0in" fo:border-left="0.0139in solid #800000" fo:border-right="0.0139in solid #800000" fo:border-top="none" fo:border-bottom="0.0139in solid #800000">
        <style:background-image/>
      </style:table-cell-properties>
    </style:style>
    <style:style style:name="Thaneskills.A4" style:family="table-cell" style:data-style-name="N100">
      <style:table-cell-properties fo:background-color="#ffffff" fo:padding="0in" fo:border-left="0.0139in solid #800000" fo:border-right="none" fo:border-top="none" fo:border-bottom="0.0007in solid #800000">
        <style:background-image/>
      </style:table-cell-properties>
    </style:style>
    <style:style style:name="Thaneskills.B4" style:family="table-cell" style:data-style-name="N100">
      <style:table-cell-properties fo:background-color="transparent" fo:padding="0in" fo:border-left="0.0007in solid #800000" fo:border-right="0.0139in solid #800000" fo:border-top="none" fo:border-bottom="0.0007in solid #800000">
        <style:background-image/>
      </style:table-cell-properties>
    </style:style>
    <style:style style:name="Thaneskills.A5" style:family="table-cell" style:data-style-name="N100">
      <style:table-cell-properties fo:background-color="#ffffff" fo:padding="0in" fo:border-left="0.0139in solid #800000" fo:border-right="none" fo:border-top="none" fo:border-bottom="0.0139in solid #800000">
        <style:background-image/>
      </style:table-cell-properties>
    </style:style>
    <style:style style:name="Thaneskills.B5" style:family="table-cell" style:data-style-name="N100">
      <style:table-cell-properties fo:background-color="transparent" fo:padding="0in" fo:border-left="0.0007in solid #800000" fo:border-right="0.0139in solid #800000" fo:border-top="none" fo:border-bottom="0.0139in solid #800000">
        <style:background-image/>
      </style:table-cell-properties>
    </style:style>
    <style:style style:name="Table7" style:family="table">
      <style:table-properties style:width="2.5444in" table:align="left" style:may-break-between-rows="false"/>
    </style:style>
    <style:style style:name="Table7.A" style:family="table-column">
      <style:table-column-properties style:column-width="2.5444in"/>
    </style:style>
    <style:style style:name="Table7.A1" style:family="table-cell" style:data-style-name="N100">
      <style:table-cell-properties fo:background-color="#b84747" fo:padding="0in" fo:border="0.0139in solid #800000">
        <style:background-image/>
      </style:table-cell-properties>
    </style:style>
    <style:style style:name="Table7.A2" style:family="table-cell" style:data-style-name="N100">
      <style:table-cell-properties fo:background-color="#ffffff" fo:padding="0in" fo:border-left="0.0139in solid #800000" fo:border-right="0.0139in solid #800000" fo:border-top="none" fo:border-bottom="0.0139in solid #800000">
        <style:background-image/>
      </style:table-cell-properties>
    </style:style>
    <style:style style:name="P1" style:family="paragraph" style:parent-style-name="Standard">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name-asian="SimSun" style:font-size-asian="12pt" style:font-style-asian="normal" style:font-weight-asian="bold" style:font-name-complex="Tahoma" style:font-size-complex="12pt" style:font-style-complex="normal" style:font-weight-complex="bold" style:text-overline-style="none" style:text-overline-color="font-color"/>
    </style:style>
    <style:style style:name="P7" style:family="paragraph" style:parent-style-name="Table_20_Contents">
      <style:text-properties fo:color="#ffffff" fo:font-weight="bold" style:font-weight-asian="bold" style:font-weight-complex="bold"/>
    </style:style>
    <style:style style:name="P8" style:family="paragraph" style:parent-style-name="Table_20_Contents">
      <style:paragraph-properties fo:text-align="center" style:justify-single-word="false"/>
      <style:text-properties fo:color="#ffffff" fo:font-weight="bold" style:font-weight-asian="bold" style:font-weight-complex="bold"/>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ahoma1"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name-asian="SimSun" style:font-size-asian="12pt" style:font-style-asian="normal" style:font-weight-asian="normal" style:font-name-complex="Tahoma"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style:font-name-asian="SimSun" style:font-size-asian="12pt" style:font-style-asian="normal" style:font-weight-asian="normal" style:font-name-complex="Tahoma" style:font-size-complex="12pt" style:font-style-complex="normal" style:font-weight-complex="normal" style:text-overline-style="none" style:text-overline-color="font-color"/>
    </style:style>
    <style:style style:name="P15" style:family="paragraph" style:parent-style-name="Table_20_Heading">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fo:background-color="transparent">
        <style:background-image/>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Heading_20_1">
      <style:paragraph-properties fo:break-before="page"/>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lynn the Volatile (Silichir)</text:h>
      <text:p text:style-name="Standard">Outsider (native) / Chaotic Neutral</text:p>
      <text:p text:style-name="Standard">Female Red Lady's Child (With the storm high) Sorcerer 8 (ECL +3)</text:p>
      <text:p text:style-name="Standard">Language: Red Lady's children </text:p>
      <text:p text:style-name="Standard"/>
      <text:h text:style-name="Heading_20_2" text:outline-level="2">Race</text:h>
      <text:p text:style-name="Text_20_body">Largely resembling the Dromaeosauridae family of dinosaurs they have a high forehead and large brow to contain eyes nearly twice normal size for the species as much as an increased brain capacity. Their eyes are very complex structures adapted for perceiving heat as well as a low light vision. Their iris colors do not very much largely keeping within a cobalt/red/purple/black spectrum. Their eyes are not their only major distinguishing feature with well-formed hands at the ends of wings that seal together to a large sheath around their arm. Compact and very light owing to bones of unusual material they fly fairly well though tend to glide. The oily sheen to these feathers keeps out the cold water from having to gather food as a partly aquatic species. Well suited for such extended swimming their hands also have a small amount of webbing. </text:p>
      <text:h text:style-name="Heading_20_2" text:outline-level="2">Order</text:h>
      <text:p text:style-name="Text_20_body">The order to which Flynn is a member, With the Storm High, is largely tasked with discovering useful things and ideas from the place beyond the world. Those that lack the fortitude to survive the place, or the ability to move themselves there, create various healing and advanced supplies for the other orders. All are inquisitive individuals that maintain large personal libraries of journals containing everything they have seen and experienced for all others that remain behind to study. This order's primary ability is that of silent observation from their capacity to partially shift between worlds. <text:s text:c="2"/></text:p>
      <text:h text:style-name="Heading_20_2" text:outline-level="2">Character History</text:h>
      <text:p text:style-name="Text_20_body">One of the race that calls themselves “The red lady's children” Flynn hails from the world of columns, water, and walls that all of the race calls their home. As she belongs to one of many-membered clutch produced by the “Yellow”, an indomitable agent of the entity they call Grandfather Teeth, her life has been a privileged one. Though she recovered little of her traveler's memories she did recover its abilities and is a capable sorceress. Advanced rapidly advanced through ranks to an explorer and craftsworker she spends her time in what the Red Lady's Children call “The place beyond the world”. Occasionally she brings things back from the dreamworld of theirs and her kin study them for a better understanding of that world. Someday she hopes to forge a permanent city in the place beyond the world and find where in it the Red Lady calls home. <text:s/></text:p>
      <text:h text:style-name="Heading_20_2" text:outline-level="2">Stats </text:h>
      <table:table table:name="Stats" table:style-name="Stats">
        <table:table-column table:style-name="Stats.A" table:number-columns-repeated="6"/>
        <table:table-row>
          <table:table-cell table:style-name="Stats.A1" office:value-type="float" office:value="0">
            <text:p text:style-name="P5">STR</text:p>
          </table:table-cell>
          <table:table-cell table:style-name="Stats.B1" office:value-type="float" office:value="0">
            <text:p text:style-name="P5">DEX</text:p>
          </table:table-cell>
          <table:table-cell table:style-name="Stats.B1" office:value-type="float" office:value="0">
            <text:p text:style-name="P5">CON</text:p>
          </table:table-cell>
          <table:table-cell table:style-name="Stats.B1" office:value-type="float" office:value="0">
            <text:p text:style-name="P5">INT</text:p>
          </table:table-cell>
          <table:table-cell table:style-name="Stats.B1" office:value-type="float" office:value="0">
            <text:p text:style-name="P5">WIS</text:p>
          </table:table-cell>
          <table:table-cell table:style-name="Stats.F1" office:value-type="float" office:value="0">
            <text:p text:style-name="P5">CHA</text:p>
          </table:table-cell>
        </table:table-row>
        <table:table-row>
          <table:table-cell table:style-name="Stats.A2" office:value-type="float" office:value="0">
            <text:p text:style-name="P10">14</text:p>
          </table:table-cell>
          <table:table-cell table:style-name="Stats.B2" office:value-type="float" office:value="12">
            <text:p text:style-name="P10">12</text:p>
          </table:table-cell>
          <table:table-cell table:style-name="Stats.C2" office:value-type="float" office:value="15">
            <text:p text:style-name="P12">15</text:p>
          </table:table-cell>
          <table:table-cell table:style-name="Stats.B2" office:value-type="float" office:value="20">
            <text:p text:style-name="P10">20</text:p>
          </table:table-cell>
          <table:table-cell table:style-name="Stats.C2" office:value-type="float" office:value="10">
            <text:p text:style-name="P12">10</text:p>
          </table:table-cell>
          <table:table-cell table:style-name="Stats.F2" office:value-type="float" office:value="18">
            <text:p text:style-name="P12">18</text:p>
          </table:table-cell>
        </table:table-row>
        <table:table-row>
          <table:table-cell table:style-name="Stats.A3" office:value-type="float" office:value="0">
            <text:p text:style-name="P10">+2</text:p>
          </table:table-cell>
          <table:table-cell table:style-name="Stats.B3" office:value-type="float" office:value="1">
            <text:p text:style-name="P10">+1</text:p>
          </table:table-cell>
          <table:table-cell table:style-name="Stats.C3" office:value-type="float" office:value="5">
            <text:p text:style-name="P12">+2</text:p>
          </table:table-cell>
          <table:table-cell table:style-name="Stats.B3" office:value-type="float" office:value="3">
            <text:p text:style-name="P10">+5</text:p>
          </table:table-cell>
          <table:table-cell table:style-name="Stats.C3" office:value-type="float" office:value="-1">
            <text:p text:style-name="P12">0</text:p>
          </table:table-cell>
          <table:table-cell table:style-name="Stats.F3" office:value-type="float" office:value="4">
            <text:p text:style-name="P12">+4</text:p>
          </table:table-cell>
        </table:table-row>
      </table:table>
      <table:table table:name="Stats2" table:style-name="Stats2">
        <table:table-column table:style-name="Stats2.A" table:number-columns-repeated="5"/>
        <table:table-row table:style-name="Stats2.1">
          <table:table-cell table:style-name="Stats2.A1" office:value-type="float" office:value="0">
            <text:p text:style-name="P5">HP</text:p>
          </table:table-cell>
          <table:table-cell table:style-name="Stats2.B1" office:value-type="float" office:value="0">
            <text:p text:style-name="P5">AC</text:p>
          </table:table-cell>
          <table:table-cell table:style-name="Stats2.B1" office:value-type="float" office:value="0">
            <text:p text:style-name="P5">Fort</text:p>
          </table:table-cell>
          <table:table-cell table:style-name="Stats2.B1" office:value-type="float" office:value="0">
            <text:p text:style-name="P5">Ref</text:p>
          </table:table-cell>
          <table:table-cell table:style-name="Stats2.E1" office:value-type="float" office:value="0">
            <text:p text:style-name="P5">Will</text:p>
          </table:table-cell>
        </table:table-row>
        <table:table-row table:style-name="Stats2.1">
          <table:table-cell table:style-name="Stats2.A2" office:value-type="float" office:value="38">
            <text:p text:style-name="P10">38</text:p>
          </table:table-cell>
          <table:table-cell table:style-name="Stats2.B2" office:value-type="float" office:value="0">
            <text:p text:style-name="P12">13</text:p>
          </table:table-cell>
          <table:table-cell table:style-name="Stats2.B2" office:value-type="float" office:value="0">
            <text:p text:style-name="P12">+8</text:p>
          </table:table-cell>
          <table:table-cell table:style-name="Stats2.B2" office:value-type="float" office:value="0">
            <text:p text:style-name="P12">+3</text:p>
          </table:table-cell>
          <table:table-cell table:style-name="Stats2.E2" office:value-type="float" office:value="0">
            <text:p text:style-name="P12">+4</text:p>
          </table:table-cell>
        </table:table-row>
      </table:table>
      <text:h text:style-name="Heading_20_2" text:outline-level="2">Appearance</text:h>
      <table:table table:name="Table2" table:style-name="Table2">
        <table:table-column table:style-name="Table2.A" table:number-columns-repeated="5"/>
        <table:table-row>
          <table:table-cell table:style-name="Table2.A1" office:value-type="string">
            <text:p text:style-name="P5">Size</text:p>
          </table:table-cell>
          <table:table-cell table:style-name="Table2.B1" office:value-type="string">
            <text:p text:style-name="P5">Wieght</text:p>
          </table:table-cell>
          <table:table-cell table:style-name="Table2.C1" office:value-type="string">
            <text:p text:style-name="P5">Skin</text:p>
          </table:table-cell>
          <table:table-cell table:style-name="Table2.B1" office:value-type="string">
            <text:p text:style-name="P5">Eyes</text:p>
          </table:table-cell>
          <table:table-cell table:style-name="Table2.C1" office:value-type="string">
            <text:p text:style-name="P5">Feathers</text:p>
          </table:table-cell>
        </table:table-row>
        <table:table-row>
          <table:table-cell table:style-name="Table2.A2" office:value-type="string">
            <text:p text:style-name="P2">Small (3'2”)</text:p>
          </table:table-cell>
          <table:table-cell table:style-name="Table2.B2" office:value-type="string">
            <text:p text:style-name="P2">30 lb</text:p>
          </table:table-cell>
          <table:table-cell table:style-name="Table2.C2" office:value-type="string">
            <text:p text:style-name="P2"/>
          </table:table-cell>
          <table:table-cell table:style-name="Table2.C2" office:value-type="string">
            <text:p text:style-name="P16"/>
          </table:table-cell>
          <table:table-cell table:style-name="Table2.E2" office:value-type="string">
            <text:p text:style-name="P2"/>
          </table:table-cell>
        </table:table-row>
      </table:table>
      <text:h text:style-name="Heading_20_2" text:outline-level="2">Load</text:h>
      <table:table table:name="Load" table:style-name="Load">
        <table:table-column table:style-name="Load.A" table:number-columns-repeated="3"/>
        <table:table-row>
          <table:table-cell table:style-name="Load.A1" office:value-type="float" office:value="0">
            <text:p text:style-name="P5">Light</text:p>
          </table:table-cell>
          <table:table-cell table:style-name="Load.B1" office:value-type="float" office:value="0">
            <text:p text:style-name="P5">Medium</text:p>
          </table:table-cell>
          <table:table-cell table:style-name="Load.C1" office:value-type="float" office:value="0">
            <text:p text:style-name="P5">Heavy</text:p>
          </table:table-cell>
        </table:table-row>
        <table:table-row>
          <table:table-cell table:style-name="Load.A2" office:value-type="float" office:value="0">
            <text:p text:style-name="P10">44 lb (20 kg) or less</text:p>
          </table:table-cell>
          <table:table-cell table:style-name="Load.B2" office:value-type="float" office:value="0">
            <text:p text:style-name="P10">44 lb (20kg) – 87lb (40kg)</text:p>
          </table:table-cell>
          <table:table-cell table:style-name="Load.C2" office:value-type="float" office:value="0">
            <text:p text:style-name="P12">88 lb (40 kg) – 131 lb (59.5 kg)</text:p>
          </table:table-cell>
        </table:table-row>
      </table:table>
      <table:table table:name="Table1" table:style-name="Table1">
        <table:table-column table:style-name="Table1.A" table:number-columns-repeated="3"/>
        <text:soft-page-break/>
        <table:table-row>
          <table:table-cell table:style-name="Table1.A1" office:value-type="float" office:value="0">
            <text:p text:style-name="P1">Lift over head</text:p>
          </table:table-cell>
          <table:table-cell table:style-name="Table1.B1" office:value-type="float" office:value="0">
            <text:p text:style-name="P1">Lift off ground</text:p>
          </table:table-cell>
          <table:table-cell table:style-name="Table1.C1" office:value-type="float" office:value="0">
            <text:p text:style-name="P1">Push or drag</text:p>
          </table:table-cell>
        </table:table-row>
        <table:table-row>
          <table:table-cell table:style-name="Table1.A2" office:value-type="float" office:value="0">
            <text:p text:style-name="P10">131 lb. (59.5 kg)</text:p>
          </table:table-cell>
          <table:table-cell table:style-name="Table1.B2" office:value-type="float" office:value="0">
            <text:p text:style-name="P10">263 lb. <text:s/>(129 kg)</text:p>
          </table:table-cell>
          <table:table-cell table:style-name="Table1.C2" office:value-type="float" office:value="0">
            <text:p text:style-name="P12">656 lb. (297.5 kg)</text:p>
          </table:table-cell>
        </table:table-row>
      </table:table>
      <text:h text:style-name="Heading_20_2" text:outline-level="2">Speed</text:h>
      <table:table table:name="Table4" table:style-name="Table4">
        <table:table-column table:style-name="Table4.A" table:number-columns-repeated="3"/>
        <table:table-row>
          <table:table-cell table:style-name="Table4.A1" office:value-type="float" office:value="0">
            <text:p text:style-name="P4">Normal</text:p>
          </table:table-cell>
          <table:table-cell table:style-name="Table4.B1" office:value-type="float" office:value="0">
            <text:p text:style-name="P4">Fly</text:p>
          </table:table-cell>
          <table:table-cell table:style-name="Table4.C1" office:value-type="float" office:value="0">
            <text:p text:style-name="P4">Swim</text:p>
          </table:table-cell>
        </table:table-row>
        <table:table-row>
          <table:table-cell table:style-name="Table4.A2" office:value-type="float" office:value="30">
            <text:p text:style-name="P9">30</text:p>
          </table:table-cell>
          <table:table-cell table:style-name="Table4.B2" office:value-type="float" office:value="20">
            <text:p text:style-name="P9">20 (Average)</text:p>
          </table:table-cell>
          <table:table-cell table:style-name="Table4.C2" office:value-type="float" office:value="10">
            <text:p text:style-name="P12">10</text:p>
          </table:table-cell>
        </table:table-row>
      </table:table>
      <text:h text:style-name="Heading_20_2" text:outline-level="2">Qualities</text:h>
      <table:table table:name="Qualities" table:style-name="Qualities">
        <table:table-column table:style-name="Qualities.A"/>
        <table:table-column table:style-name="Qualities.B"/>
        <table:table-column table:style-name="Qualities.C"/>
        <table:table-row>
          <table:table-cell table:style-name="Qualities.A1" office:value-type="float" office:value="0">
            <text:p text:style-name="P5">Name</text:p>
          </table:table-cell>
          <table:table-cell table:style-name="Qualities.B1" office:value-type="float" office:value="0">
            <text:p text:style-name="P5">Type</text:p>
          </table:table-cell>
          <table:table-cell table:style-name="Qualities.C1" office:value-type="float" office:value="0">
            <text:p text:style-name="P5">Effect</text:p>
          </table:table-cell>
        </table:table-row>
        <table:table-row>
          <table:table-cell table:style-name="Qualities.A2" office:value-type="float" office:value="0">
            <text:p text:style-name="P10">Manic</text:p>
          </table:table-cell>
          <table:table-cell table:style-name="Qualities.B2">
            <text:p text:style-name="P10"/>
          </table:table-cell>
          <table:table-cell table:style-name="Qualities.C2" office:value-type="float" office:value="0">
            <text:p text:style-name="P13">+10 racial bonus to spellcraft and concentration, during combat can change either target or action every 1d3 rounds not both, </text:p>
          </table:table-cell>
        </table:table-row>
        <table:table-row>
          <table:table-cell table:style-name="Qualities.A2" office:value-type="float" office:value="0">
            <text:p text:style-name="P10">Faint</text:p>
          </table:table-cell>
          <table:table-cell table:style-name="Qualities.B2" office:value-type="float" office:value="0">
            <text:p text:style-name="P10">SU</text:p>
          </table:table-cell>
          <table:table-cell table:style-name="Qualities.C2" office:value-type="float" office:value="0">
            <text:p text:style-name="P13">1/day + 1 for every two of the highest class level. +6 circumstance bonus to hide and move silently for 2d4+2 rounds but must be used while flying and ends on landing.</text:p>
          </table:table-cell>
        </table:table-row>
        <table:table-row>
          <table:table-cell table:style-name="Qualities.A2" office:value-type="float" office:value="0">
            <text:p text:style-name="P10">Tolerant Constitution</text:p>
          </table:table-cell>
          <table:table-cell table:style-name="Qualities.B2">
            <text:p text:style-name="P10"/>
          </table:table-cell>
          <table:table-cell table:style-name="Qualities.C2" office:value-type="float" office:value="0">
            <text:p text:style-name="P13">Ability damage always temporary except for spells greater or equal to half their highest class level. All ability damage takes 3x as long to heal</text:p>
          </table:table-cell>
        </table:table-row>
        <table:table-row>
          <table:table-cell table:style-name="Qualities.A2" office:value-type="float" office:value="0">
            <text:p text:style-name="P10">Negative-aligned Spirit</text:p>
          </table:table-cell>
          <table:table-cell table:style-name="Qualities.B2" office:value-type="float" office:value="0">
            <text:p text:style-name="P10">SP</text:p>
          </table:table-cell>
          <table:table-cell table:style-name="Qualities.C2" office:value-type="float" office:value="0">
            <text:p text:style-name="P13">Body gains mindless zombie template in 2d4 rounds upon death, <text:s/>Cannot be resurrected in normal fashion, healing/harm spells inverted for class abilities and effects</text:p>
          </table:table-cell>
        </table:table-row>
        <table:table-row>
          <table:table-cell table:style-name="Qualities.A2" office:value-type="float" office:value="0">
            <text:p text:style-name="P10">Reincarnated</text:p>
          </table:table-cell>
          <table:table-cell table:style-name="Qualities.B2">
            <text:p text:style-name="P10"/>
          </table:table-cell>
          <table:table-cell table:style-name="Qualities.C2" office:value-type="float" office:value="0">
            <text:p text:style-name="P13">Can recall memories and levels of previous life</text:p>
          </table:table-cell>
        </table:table-row>
        <table:table-row>
          <table:table-cell table:style-name="Qualities.A2" office:value-type="float" office:value="0">
            <text:p text:style-name="P10">Low light vision (60 ft)</text:p>
          </table:table-cell>
          <table:table-cell table:style-name="Qualities.B2">
            <text:p text:style-name="P10"/>
          </table:table-cell>
          <table:table-cell table:style-name="Qualities.C2" office:value-type="float" office:value="0">
            <text:p text:style-name="P13">Cannot resolve detail beyond 60 ft</text:p>
          </table:table-cell>
        </table:table-row>
        <table:table-row>
          <table:table-cell table:style-name="Qualities.A2" office:value-type="float" office:value="0">
            <text:p text:style-name="P10">Infravision</text:p>
          </table:table-cell>
          <table:table-cell table:style-name="Qualities.B2">
            <text:p text:style-name="P10"/>
          </table:table-cell>
          <table:table-cell table:style-name="Qualities.C2" office:value-type="float" office:value="0">
            <text:p text:style-name="P13">As Darkvision except: can read only writing with heat contrast, pierces darkness and invisibility but not the greater varieties, Pierces less than 25% concealment not solid object, does not function through water or transparent solids, sudden heat sources dazzle for a short time.</text:p>
          </table:table-cell>
        </table:table-row>
        <table:table-row>
          <table:table-cell table:style-name="Qualities.A2" office:value-type="float" office:value="0">
            <text:p text:style-name="P10">Daylight Blindness</text:p>
          </table:table-cell>
          <table:table-cell table:style-name="Qualities.B2">
            <text:p text:style-name="P10"/>
          </table:table-cell>
          <table:table-cell table:style-name="Qualities.C2" office:value-type="float" office:value="0">
            <text:p text:style-name="P13">Low light vision nonfunctional in sunlight and remains dazzled.</text:p>
          </table:table-cell>
        </table:table-row>
        <table:table-row>
          <table:table-cell table:style-name="Qualities.A2" office:value-type="float" office:value="0">
            <text:p text:style-name="P10">Deep diver</text:p>
          </table:table-cell>
          <table:table-cell table:style-name="Qualities.B2">
            <text:p text:style-name="P10"/>
          </table:table-cell>
          <table:table-cell table:style-name="Qualities.C2" office:value-type="float" office:value="0">
            <text:p text:style-name="P13">Hold breath for turns equal to 3x Constitution, +4 versus checks against water or air pressure for environmental sources.</text:p>
          </table:table-cell>
        </table:table-row>
        <table:table-row>
          <table:table-cell table:style-name="Qualities.A11" office:value-type="float" office:value="0">
            <text:p text:style-name="P10">Resist Negative Energy 3</text:p>
          </table:table-cell>
          <table:table-cell table:style-name="Qualities.B11">
            <text:p text:style-name="P10"/>
          </table:table-cell>
          <table:table-cell table:style-name="Qualities.C11" office:value-type="float" office:value="0">
            <text:p text:style-name="P13">First 3 points of negative energy are absorbed</text:p>
          </table:table-cell>
        </table:table-row>
      </table:table>
      <text:h text:style-name="Heading_20_2" text:outline-level="2">Skills</text:h>
      <table:table table:name="Skills" table:style-name="Skills">
        <table:table-column table:style-name="Skills.A"/>
        <table:table-column table:style-name="Skills.B"/>
        <table:table-row table:style-name="Skills.1">
          <table:table-cell table:style-name="Skills.A1" office:value-type="string">
            <text:p text:style-name="P3">Concentration</text:p>
          </table:table-cell>
          <table:table-cell table:style-name="Skills.B1" office:value-type="float" office:value="27">
            <text:p text:style-name="P2">27</text:p>
          </table:table-cell>
        </table:table-row>
        <table:table-row table:style-name="Skills.1">
          <table:table-cell table:style-name="Skills.A2" office:value-type="string">
            <text:p text:style-name="P3">Craft (Clay Scribe)</text:p>
          </table:table-cell>
          <table:table-cell table:style-name="Skills.B2" office:value-type="float" office:value="7">
            <text:p text:style-name="P2">7</text:p>
          </table:table-cell>
        </table:table-row>
        <table:table-row table:style-name="Skills.1">
          <table:table-cell table:style-name="Skills.A2" office:value-type="string">
            <text:p text:style-name="P3">Craft (Bone Shaper)</text:p>
          </table:table-cell>
          <table:table-cell table:style-name="Skills.B2" office:value-type="float" office:value="11">
            <text:p text:style-name="P2">11</text:p>
          </table:table-cell>
        </table:table-row>
        <table:table-row table:style-name="Skills.1">
          <table:table-cell table:style-name="Skills.A2" office:value-type="string">
            <text:p text:style-name="P3">Knowledge (Arcana)</text:p>
          </table:table-cell>
          <table:table-cell table:style-name="Skills.B2" office:value-type="float" office:value="9">
            <text:p text:style-name="P2">9</text:p>
          </table:table-cell>
        </table:table-row>
        <table:table-row table:style-name="Skills.1">
          <table:table-cell table:style-name="Skills.A2" office:value-type="string">
            <text:p text:style-name="P3">Listen</text:p>
          </table:table-cell>
          <table:table-cell table:style-name="Skills.B2" office:value-type="float" office:value="7">
            <text:p text:style-name="P2">7</text:p>
          </table:table-cell>
        </table:table-row>
        <table:table-row table:style-name="Skills.1">
          <table:table-cell table:style-name="Skills.A2" office:value-type="string">
            <text:p text:style-name="P3">Spot</text:p>
          </table:table-cell>
          <table:table-cell table:style-name="Skills.B2" office:value-type="float" office:value="7">
            <text:p text:style-name="P2">7</text:p>
          </table:table-cell>
        </table:table-row>
        <table:table-row table:style-name="Skills.1">
          <table:table-cell table:style-name="Skills.A2" office:value-type="string">
            <text:p text:style-name="P3">Profession (Worldcarver)</text:p>
          </table:table-cell>
          <table:table-cell table:style-name="Skills.B2" office:value-type="float" office:value="6">
            <text:p text:style-name="P2">6</text:p>
          </table:table-cell>
        </table:table-row>
        <table:table-row table:style-name="Skills.1">
          <table:table-cell table:style-name="Skills.A8" office:value-type="string">
            <text:p text:style-name="P3">Spellcraft</text:p>
          </table:table-cell>
          <table:table-cell table:style-name="Skills.B8" office:value-type="float" office:value="26">
            <text:p text:style-name="P2">26</text:p>
          </table:table-cell>
        </table:table-row>
      </table:table>
      <text:p text:style-name="Standard">Notes:</text:p>
      <text:p text:style-name="Standard">If the familiar is within reach, +2 on spot and listen ("alertness")</text:p>
      <text:p text:style-name="Standard">Familiar: Hairworm (+5 circumstance bonus, Concentration) </text:p>
      <text:h text:style-name="Heading_20_2" text:outline-level="2">Spells</text:h>
      <table:table table:name="Spellstable" table:style-name="Spellstable">
        <table:table-column table:style-name="Spellstable.A"/>
        <table:table-column table:style-name="Spellstable.B"/>
        <table:table-column table:style-name="Spellstable.C"/>
        <table:table-column table:style-name="Spellstable.B"/>
        <table:table-column table:style-name="Spellstable.C"/>
        <table:table-column table:style-name="Spellstable.B"/>
        <table:table-row>
          <table:table-cell table:style-name="Spellstable.A1" office:value-type="string">
            <text:p text:style-name="P7">Level</text:p>
          </table:table-cell>
          <table:table-cell table:style-name="Spellstable.B1" office:value-type="float" office:value="0">
            <text:p text:style-name="P8">0</text:p>
          </table:table-cell>
          <table:table-cell table:style-name="Spellstable.B1" office:value-type="float" office:value="1">
            <text:p text:style-name="P8">1</text:p>
          </table:table-cell>
          <table:table-cell table:style-name="Spellstable.B1" office:value-type="float" office:value="2">
            <text:p text:style-name="P8">2</text:p>
          </table:table-cell>
          <table:table-cell table:style-name="Spellstable.B1" office:value-type="float" office:value="3">
            <text:p text:style-name="P8">3</text:p>
          </table:table-cell>
          <table:table-cell table:style-name="Spellstable.F1" office:value-type="float" office:value="4">
            <text:p text:style-name="P8">4</text:p>
          </table:table-cell>
        </table:table-row>
        <table:table-row>
          <table:table-cell table:style-name="Spellstable.A2" office:value-type="string">
            <text:p text:style-name="P7">Per day</text:p>
          </table:table-cell>
          <table:table-cell table:style-name="Spellstable.B2" office:value-type="float" office:value="6">
            <text:p text:style-name="P2">6</text:p>
          </table:table-cell>
          <table:table-cell table:style-name="Spellstable.B2" office:value-type="float" office:value="7">
            <text:p text:style-name="P2">7</text:p>
          </table:table-cell>
          <table:table-cell table:style-name="Spellstable.B2" office:value-type="float" office:value="7">
            <text:p text:style-name="P2">7</text:p>
          </table:table-cell>
          <table:table-cell table:style-name="Spellstable.B2" office:value-type="float" office:value="6">
            <text:p text:style-name="P2">6</text:p>
          </table:table-cell>
          <table:table-cell table:style-name="Spellstable.F2" office:value-type="float" office:value="4">
            <text:p text:style-name="P2">4</text:p>
          </table:table-cell>
        </table:table-row>
        <table:table-row>
          <table:table-cell table:style-name="Spellstable.A3" office:value-type="string">
            <text:p text:style-name="P7">Known</text:p>
          </table:table-cell>
          <table:table-cell table:style-name="Spellstable.B3" office:value-type="float" office:value="8">
            <text:p text:style-name="P2">8</text:p>
          </table:table-cell>
          <table:table-cell table:style-name="Spellstable.B3" office:value-type="float" office:value="5">
            <text:p text:style-name="P2">5</text:p>
          </table:table-cell>
          <table:table-cell table:style-name="Spellstable.B3" office:value-type="float" office:value="3">
            <text:p text:style-name="P2">3</text:p>
          </table:table-cell>
          <table:table-cell table:style-name="Spellstable.B3" office:value-type="float" office:value="2">
            <text:p text:style-name="P2">2</text:p>
          </table:table-cell>
          <table:table-cell table:style-name="Spellstable.F3" office:value-type="float" office:value="1">
            <text:p text:style-name="P2">1</text:p>
          </table:table-cell>
        </table:table-row>
      </table:table>
      <text:p text:style-name="Standard"/>
      <text:list xml:id="list32162742" text:style-name="L1">
        <text:list-item>
          <text:p text:style-name="P17">Mending, Message, Arcane Mark, Flare, Ray of frost, Acid splash, touch of fatigue, mage hand </text:p>
        </text:list-item>
        <text:list-item>
          <text:p text:style-name="P17">Alarm, Shield, Magic Missile, Expeditious retreat, Enlarge person, </text:p>
        </text:list-item>
        <text:list-item>
          <text:p text:style-name="P17">Shatter, Whispering wind, Rope trick </text:p>
        </text:list-item>
        <text:list-item>
          <text:p text:style-name="P17">Tongues, Fireball </text:p>
        </text:list-item>
        <text:list-item>
          <text:p text:style-name="P17">Stone Shape</text:p>
        </text:list-item>
      </text:list>
      <text:h text:style-name="Heading_20_2" text:outline-level="2"><text:soft-page-break/>Feats</text:h>
      <text:p text:style-name="Standard">Eschew Materials, Improved Familiar, Craft Wondrous Item</text:p>
      <text:h text:style-name="Heading_20_2" text:outline-level="2">Inventory</text:h>
      <text:list xml:id="list32142279" text:style-name="L2">
        <text:list-item>
          <text:p text:style-name="P18">Backpack </text:p>
        </text:list-item>
        <text:list-item>
          <text:p text:style-name="P18">Blanket, waterproof Leather </text:p>
        </text:list-item>
        <text:list-item>
          <text:p text:style-name="P18">Fishhook </text:p>
        </text:list-item>
        <text:list-item>
          <text:p text:style-name="P18">Fishing net </text:p>
        </text:list-item>
        <text:list-item>
          <text:p text:style-name="P18">Rations (1 day) x5 (cured meat) </text:p>
        </text:list-item>
        <text:list-item>
          <text:p text:style-name="P18">Artisan tools </text:p>
        </text:list-item>
        <text:list-item>
          <text:p text:style-name="P18">Bottle of Air (magical) </text:p>
        </text:list-item>
        <text:list-item>
          <text:p text:style-name="P18">Magazine, The Wanton Boy</text:p>
        </text:list-item>
        <text:list-item>
          <text:p text:style-name="P18">Canned food, Salmon</text:p>
        </text:list-item>
        <text:list-item>
          <text:p text:style-name="P18">Canned food, Tuna fish</text:p>
        </text:list-item>
        <text:list-item>
          <text:p text:style-name="P18">Briefcase</text:p>
        </text:list-item>
      </text:list>
      <text:p text:style-name="Standard"/>
      <text:p text:style-name="Standard">Storage</text:p>
      <text:list xml:id="list32148261" text:continue-numbering="true" text:style-name="L2">
        <text:list-item>
          <text:p text:style-name="P18">Manyfish extract (oil) x 3 – cures 1d6 + con bonus HP for 1d3 rounds </text:p>
        </text:list-item>
        <text:list-item>
          <text:p text:style-name="P18">Pyropad Oil x 6 – Primary: 2d6 temporary int damage, Secondary: Lesser restoration </text:p>
        </text:list-item>
        <text:list-item>
          <text:p text:style-name="P18">Wand of cause moderate wounds (20 charges)</text:p>
          <text:p text:style-name="P18"/>
        </text:list-item>
      </text:list>
      <text:p text:style-name="Standard">Other Characters</text:p>
      <text:list xml:id="list32172875" text:continue-numbering="true" text:style-name="L2">
        <text:list-item>
          <text:p text:style-name="P18">EFROU → Fell grape wine (1 bottle, 19 doses) – Primary: Confusion, Secondary: Fast healing 2 for 1d3 hours </text:p>
        </text:list-item>
        <text:list-item>
          <text:p text:style-name="P18">Bitflipper → Magazines, Slaves of the alien, windows of servitude, wintry voyage</text:p>
        </text:list-item>
      </text:list>
      <text:h text:style-name="P20" text:outline-level="1">Thane</text:h>
      <text:p text:style-name="Standard">Hairworm familiar</text:p>
      <text:p text:style-name="Standard">Diminutive Aberration (Augmented)</text:p>
      <text:h text:style-name="Heading_20_2" text:outline-level="2">Stats </text:h>
      <table:table table:name="Table5" table:style-name="Table5">
        <table:table-column table:style-name="Table5.A"/>
        <table:table-column table:style-name="Table5.B"/>
        <table:table-column table:style-name="Table5.C" table:number-columns-repeated="3"/>
        <table:table-column table:style-name="Table5.F"/>
        <table:table-row>
          <table:table-cell table:style-name="Table5.A1" office:value-type="float" office:value="0">
            <text:p text:style-name="P5">STR</text:p>
          </table:table-cell>
          <table:table-cell table:style-name="Table5.B1" office:value-type="float" office:value="0">
            <text:p text:style-name="P5">DEX</text:p>
          </table:table-cell>
          <table:table-cell table:style-name="Table5.B1" office:value-type="float" office:value="0">
            <text:p text:style-name="P5">CON</text:p>
          </table:table-cell>
          <table:table-cell table:style-name="Table5.B1" office:value-type="float" office:value="0">
            <text:p text:style-name="P5">INT</text:p>
          </table:table-cell>
          <table:table-cell table:style-name="Table5.B1" office:value-type="float" office:value="0">
            <text:p text:style-name="P5">WIS</text:p>
          </table:table-cell>
          <table:table-cell table:style-name="Table5.F1" office:value-type="float" office:value="0">
            <text:p text:style-name="P5">CHA</text:p>
          </table:table-cell>
        </table:table-row>
        <table:table-row>
          <table:table-cell table:style-name="Table5.A2" office:value-type="float" office:value="0">
            <text:p text:style-name="P10">14</text:p>
          </table:table-cell>
          <table:table-cell table:style-name="Table5.B2" office:value-type="float" office:value="12">
            <text:p text:style-name="P10">16</text:p>
          </table:table-cell>
          <table:table-cell table:style-name="Table5.C2" office:value-type="float" office:value="15">
            <text:p text:style-name="P12">14</text:p>
          </table:table-cell>
          <table:table-cell table:style-name="Table5.B2" office:value-type="float" office:value="20">
            <text:p text:style-name="P10">9</text:p>
          </table:table-cell>
          <table:table-cell table:style-name="Table5.C2" office:value-type="float" office:value="10">
            <text:p text:style-name="P12">10</text:p>
          </table:table-cell>
          <table:table-cell table:style-name="Table5.F2" office:value-type="float" office:value="18">
            <text:p text:style-name="P12">2</text:p>
          </table:table-cell>
        </table:table-row>
        <table:table-row>
          <table:table-cell table:style-name="Table5.A3" office:value-type="float" office:value="0">
            <text:p text:style-name="P10">+2</text:p>
          </table:table-cell>
          <table:table-cell table:style-name="Table5.B3" office:value-type="float" office:value="1">
            <text:p text:style-name="P10">+3</text:p>
          </table:table-cell>
          <table:table-cell table:style-name="Table5.C3" office:value-type="float" office:value="5">
            <text:p text:style-name="P12">+2</text:p>
          </table:table-cell>
          <table:table-cell table:style-name="Table5.B3" office:value-type="float" office:value="3">
            <text:p text:style-name="P10">-1</text:p>
          </table:table-cell>
          <table:table-cell table:style-name="Table5.C3" office:value-type="float" office:value="-1">
            <text:p text:style-name="P12">0</text:p>
          </table:table-cell>
          <table:table-cell table:style-name="Table5.F3" office:value-type="float" office:value="4">
            <text:p text:style-name="P12">-4</text:p>
          </table:table-cell>
        </table:table-row>
      </table:table>
      <table:table table:name="Table6" table:style-name="Table6">
        <table:table-column table:style-name="Table6.A" table:number-columns-repeated="3"/>
        <table:table-row table:style-name="Table6.1">
          <table:table-cell table:style-name="Table6.A1" office:value-type="float" office:value="0">
            <text:p text:style-name="P5">HP</text:p>
          </table:table-cell>
          <table:table-cell table:style-name="Table6.B1" office:value-type="float" office:value="0">
            <text:p text:style-name="P5">AC</text:p>
          </table:table-cell>
          <table:table-cell table:style-name="Table6.C1" office:value-type="float" office:value="0">
            <text:p text:style-name="P5">Initiative</text:p>
          </table:table-cell>
        </table:table-row>
        <table:table-row table:style-name="Table6.1">
          <table:table-cell table:style-name="Table6.A2" office:value-type="float" office:value="38">
            <text:p text:style-name="P10">18</text:p>
          </table:table-cell>
          <table:table-cell table:style-name="Table6.B2" office:value-type="float" office:value="0">
            <text:p text:style-name="P12">24</text:p>
          </table:table-cell>
          <table:table-cell table:style-name="Table6.C2" office:value-type="float" office:value="0">
            <text:p text:style-name="P12">+3</text:p>
          </table:table-cell>
        </table:table-row>
      </table:table>
      <table:table table:name="Saves" table:style-name="Saves">
        <table:table-column table:style-name="Saves.A" table:number-columns-repeated="3"/>
        <table:table-row>
          <table:table-cell table:style-name="Saves.A1" office:value-type="float" office:value="0">
            <text:p text:style-name="P6">Fort</text:p>
          </table:table-cell>
          <table:table-cell table:style-name="Saves.B1" office:value-type="float" office:value="0">
            <text:p text:style-name="P6">Ref</text:p>
          </table:table-cell>
          <table:table-cell table:style-name="Saves.C1" office:value-type="float" office:value="0">
            <text:p text:style-name="P6">Will</text:p>
          </table:table-cell>
        </table:table-row>
        <table:table-row>
          <table:table-cell table:style-name="Saves.A2" office:value-type="float" office:value="4">
            <text:p text:style-name="P11">4</text:p>
          </table:table-cell>
          <table:table-cell table:style-name="Saves.B2" office:value-type="float" office:value="5">
            <text:p text:style-name="P11">5</text:p>
          </table:table-cell>
          <table:table-cell table:style-name="Saves.C2" office:value-type="float" office:value="2">
            <text:p text:style-name="P14">2</text:p>
          </table:table-cell>
        </table:table-row>
      </table:table>
      <table:table table:name="Thaneskills" table:style-name="Thaneskills">
        <table:table-column table:style-name="Thaneskills.A" table:number-columns-repeated="2"/>
        <table:table-row>
          <table:table-cell table:style-name="Thaneskills.A1" table:number-columns-spanned="2" office:value-type="float" office:value="0">
            <text:p text:style-name="P5">Speed</text:p>
          </table:table-cell>
          <table:covered-table-cell/>
        </table:table-row>
        <table:table-row>
          <table:table-cell table:style-name="Thaneskills.A2" table:number-columns-spanned="2" office:value-type="float" office:value="0">
            <text:p text:style-name="P2">fly 10 ft (perfect)</text:p>
          </table:table-cell>
          <table:covered-table-cell/>
        </table:table-row>
        <table:table-row>
          <table:table-cell table:style-name="Thaneskills.A1" table:number-columns-spanned="2" office:value-type="float" office:value="0">
            <text:p text:style-name="P15">Skills</text:p>
          </table:table-cell>
          <table:covered-table-cell/>
        </table:table-row>
        <table:table-row>
          <table:table-cell table:style-name="Thaneskills.A4" office:value-type="float" office:value="0">
            <text:p text:style-name="P10">Survival</text:p>
          </table:table-cell>
          <table:table-cell table:style-name="Thaneskills.B4" office:value-type="float" office:value="0">
            <text:p text:style-name="P12">Hide</text:p>
          </table:table-cell>
        </table:table-row>
        <table:table-row>
          <table:table-cell table:style-name="Thaneskills.A5" office:value-type="float" office:value="0">
            <text:p text:style-name="P10">+5</text:p>
          </table:table-cell>
          <table:table-cell table:style-name="Thaneskills.B5" office:value-type="float" office:value="0">
            <text:p text:style-name="P12">+16</text:p>
          </table:table-cell>
        </table:table-row>
      </table:table>
      <table:table table:name="Table7" table:style-name="Table7">
        <table:table-column table:style-name="Table7.A"/>
        <table:table-row>
          <table:table-cell table:style-name="Table7.A1" office:value-type="float" office:value="0">
            <text:p text:style-name="P5">Weapon</text:p>
          </table:table-cell>
        </table:table-row>
        <table:table-row>
          <table:table-cell table:style-name="Table7.A2" office:value-type="float" office:value="0">
            <text:p text:style-name="P2">Bite +3 Melee 1d4+2</text:p>
          </table:table-cell>
        </table:table-row>
      </table:table>
      <text:h text:style-name="Heading_20_3" text:outline-level="3">Feats </text:h>
      <text:p text:style-name="Text_20_body">Alertness feat when in arm's reach; Familiar, +5 circumstance bonus, Concentration</text:p>
      <text:h text:style-name="Heading_20_3" text:outline-level="3">Abilities</text:h>
      <text:p text:style-name="Text_20_body">Share spells; Empathic link; Deliver touch spells; Speak with master; Fly; Reform, Spell-like abilities, Blindsense 50' cone</text:p>
      <text:h text:style-name="Heading_20_3" text:outline-level="3">Spell-like abilities (Sp)</text:h>
      <text:p text:style-name="Text_20_body">At will: Detect Animals or Plants,2/day: Locate object, 3/day: chill touch</text:p>
      <text:h text:style-name="Heading_20_3" text:outline-level="3">Reform (Su)</text:h>
      <text:p text:style-name="Text_20_body">Hairworms are made up of hundreds or billions of individual subunits functioning as a whole. These subunits can easily detach and reform into sub-creatures or to repair dismemberment as a standard action but must remain within 10' of the whole. A hairworm can drop its size category by one when detaching until fine to produce four separate hairworms of that lower size category. Hairworms can also merge again provided they originated from a division of the same being. Units from different beings that attempt to merge can do so but after 1d4 months per size category above fine will divide equally their total volume into four times as many hairworms as formed the whole and one size category lower. For example four medium hairworms distinct from each other that merge will produce 16 small hairworms distinct from each other. Larger Hairworms that attack smaller ones will gain a size category in 1d6+4 days if they reform from four disabled hairworms their own siz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Gentium Book Basic" svg:font-family="'Gentium Book Basic'"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tab-stops/>
      </style:paragraph-properties>
    </style:style>
    <style:style style:name="List" style:family="paragraph" style:parent-style-name="Text_20_body" style:class="list" style:master-page-name="">
      <style:paragraph-properties fo:keep-together="always" style:page-number="auto"/>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Gentium Book Basic" fo:font-size="13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in" fo:margin-right="0in" fo:text-indent="0in" style:auto-text-indent="false" style:page-number="auto" fo:background-color="transparent" fo:padding="0in" fo:border="none" style:shadow="none">
        <style:background-image/>
      </style:paragraph-properties>
      <style:text-properties fo:font-size="14pt" fo:font-style="italic" style:text-underline-style="dotted"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in" fo:text-indent="-0.25in" style:auto-text-indent="false"/>
    </style:style>
    <style:style style:name="Statistics" style:family="paragraph" style:master-page-name="">
      <style:paragraph-properties fo:margin-top="0in" fo:margin-bottom="0in" style:page-number="auto"/>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N</meta:initial-creator>
    <meta:creation-date>2010-05-14T14:20:12.32</meta:creation-date>
    <dc:date>2011-08-02T12:03:21.04</dc:date>
    <dc:creator>Chris N</dc:creator>
    <meta:editing-duration>P13DT20H7M2S</meta:editing-duration>
    <meta:editing-cycles>15</meta:editing-cycles>
    <meta:generator>LibreOffice/3.3$Win32 LibreOffice_project/330m19$Build-8</meta:generator>
    <meta:document-statistic meta:table-count="14" meta:image-count="0" meta:object-count="0" meta:page-count="4" meta:paragraph-count="209" meta:word-count="1218" meta:character-count="6959"/>
  </office:meta>
</office:document-meta>
</file>